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3beff" officeooo:paragraph-rsid="0013beff" fo:background-color="#ffff00"/>
    </style:style>
    <style:style style:name="P2" style:family="paragraph" style:parent-style-name="Standard">
      <style:text-properties style:text-underline-style="solid" style:text-underline-width="auto" style:text-underline-color="font-color" officeooo:rsid="0013beff" officeooo:paragraph-rsid="0013beff" fo:background-color="#ffffff"/>
    </style:style>
    <style:style style:name="P3" style:family="paragraph" style:parent-style-name="Standard">
      <style:text-properties style:text-underline-style="solid" style:text-underline-width="auto" style:text-underline-color="font-color" officeooo:rsid="0013ce38" officeooo:paragraph-rsid="0013ce38" fo:background-color="#ffffff"/>
    </style:style>
    <style:style style:name="P4" style:family="paragraph" style:parent-style-name="Standard">
      <style:text-properties fo:color="#c9211e" loext:opacity="100%" style:text-underline-style="solid" style:text-underline-width="auto" style:text-underline-color="font-color" officeooo:rsid="0013ce38" officeooo:paragraph-rsid="0013ce38" fo:background-color="#ffffff"/>
    </style:style>
    <style:style style:name="P5" style:family="paragraph" style:parent-style-name="Standard">
      <style:text-properties fo:color="#ff4000" loext:opacity="100%" style:text-underline-style="solid" style:text-underline-width="auto" style:text-underline-color="font-color" officeooo:rsid="001530a2" officeooo:paragraph-rsid="001530a2" fo:background-color="#ffff00"/>
    </style:style>
    <style:style style:name="P6" style:family="paragraph" style:parent-style-name="Text_20_body">
      <style:text-properties fo:color="#ff4000" loext:opacity="100%" fo:background-color="#fff5ce"/>
    </style:style>
    <style:style style:name="P7" style:family="paragraph" style:parent-style-name="Standard">
      <style:text-properties fo:color="#000000" loext:opacity="100%" style:text-underline-style="none" officeooo:rsid="001530a2" officeooo:paragraph-rsid="001530a2" fo:background-color="#ffffff"/>
    </style:style>
    <style:style style:name="P8" style:family="paragraph" style:parent-style-name="Standard">
      <style:text-properties fo:color="#000000" loext:opacity="100%" style:text-underline-style="none" officeooo:rsid="001530a2" officeooo:paragraph-rsid="001530a2" fo:background-color="#ffffff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530a2" fo:background-color="#ffff00" loext:char-shading-value="0"/>
    </style:style>
    <style:style style:name="T3" style:family="text">
      <style:text-properties officeooo:rsid="0016f4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crear carpeta y colocar fichero y sud texto</text:p>
      <text:p text:style-name="P2"/>
      <text:p text:style-name="P2">dam1@aula06-2:~$ mkdir</text:p>
      <text:p text:style-name="P2">mkdir: falta un operando</text:p>
      <text:p text:style-name="P2">Pruebe 'mkdir --help' para más información.</text:p>
      <text:p text:style-name="P2">dam1@aula06-2:~$ pwd</text:p>
      <text:p text:style-name="P2">/home/dam1</text:p>
      <text:p text:style-name="P2">dam1@aula06-2:~$ mkdir universo</text:p>
      <text:p text:style-name="P2">dam1@aula06-2:~$ cd ./universo</text:p>
      <text:p text:style-name="P2">dam1@aula06-2:~/universo$ mkdir tierra</text:p>
      <text:p text:style-name="P2">dam1@aula06-2:~/universo$ cd ./rotacion</text:p>
      <text:p text:style-name="P2">bash: cd: ./rotacion: No existe el archivo o el directorio</text:p>
      <text:p text:style-name="P2">dam1@aula06-2:~/universo$ mkdir tierra</text:p>
      <text:p text:style-name="P2">mkdir: no se puede crear el directorio «tierra»: El archivo ya existe</text:p>
      <text:p text:style-name="P2">dam1@aula06-2:~/universo$ mkdir luna</text:p>
      <text:p text:style-name="P2">dam1@aula06-2:~/universo$ cd ./tierra</text:p>
      <text:p text:style-name="P2">dam1@aula06-2:~/universo/tierra$ nano rotacion </text:p>
      <text:p text:style-name="P2">dam1@aula06-2:~/universo/tierra$ nano desidad</text:p>
      <text:p text:style-name="P2">dam1@aula06-2:~/universo/tierra$ ls</text:p>
      <text:p text:style-name="P2">densidad <text:s/>rotacion</text:p>
      <text:p text:style-name="P2">dam1@aula06-2:~/universo/tierra$ cd...</text:p>
      <text:p text:style-name="P2">cd...: orden no encontrada</text:p>
      <text:p text:style-name="P2">dam1@aula06-2:~/universo/tierra$ cd ..</text:p>
      <text:p text:style-name="P2">dam1@aula06-2:~/universo$ cd ./luna</text:p>
      <text:p text:style-name="P2">dam1@aula06-2:~/universo/luna$ nano orbita</text:p>
      <text:p text:style-name="P2">dam1@aula06-2:~/universo/luna$ nano color</text:p>
      <text:p text:style-name="P2"/>
      <text:p text:style-name="P2"/>
      <text:p text:style-name="P4">cambiar la extencion de un archivo mv ayuda a mover el archivo para otro lado</text:p>
      <text:p text:style-name="P4"/>
      <text:p text:style-name="P3">dam1@aula06-2:~$ mkdir</text:p>
      <text:p text:style-name="P3">mkdir: falta un operando</text:p>
      <text:p text:style-name="P3">Pruebe 'mkdir --help' para más información.</text:p>
      <text:p text:style-name="P3">dam1@aula06-2:~$ pwd</text:p>
      <text:p text:style-name="P3">/home/dam1</text:p>
      <text:p text:style-name="P3">dam1@aula06-2:~$ mkdir universo</text:p>
      <text:p text:style-name="P3">dam1@aula06-2:~$ cd ./universo</text:p>
      <text:p text:style-name="P3">dam1@aula06-2:~/universo$ mkdir tierra</text:p>
      <text:p text:style-name="P3">dam1@aula06-2:~/universo$ cd ./rotacion</text:p>
      <text:p text:style-name="P3">bash: cd: ./rotacion: No existe el archivo o el directorio</text:p>
      <text:p text:style-name="P3">dam1@aula06-2:~/universo$ mkdir tierra</text:p>
      <text:p text:style-name="P3">mkdir: no se puede crear el directorio «tierra»: El archivo ya existe</text:p>
      <text:p text:style-name="P3">dam1@aula06-2:~/universo$ mkdir luna</text:p>
      <text:p text:style-name="P3">dam1@aula06-2:~/universo$ cd ./tierra</text:p>
      <text:p text:style-name="P3">dam1@aula06-2:~/universo/tierra$ nano rotacion </text:p>
      <text:p text:style-name="P3">dam1@aula06-2:~/universo/tierra$ nano desidad</text:p>
      <text:p text:style-name="P3">dam1@aula06-2:~/universo/tierra$ ls</text:p>
      <text:p text:style-name="P3">densidad <text:s/>rotacion</text:p>
      <text:p text:style-name="P3">dam1@aula06-2:~/universo/tierra$ cd...</text:p>
      <text:p text:style-name="P3">cd...: orden no encontrada</text:p>
      <text:p text:style-name="P3">dam1@aula06-2:~/universo/tierra$ cd ..</text:p>
      <text:p text:style-name="P3">dam1@aula06-2:~/universo$ cd ./luna</text:p>
      <text:p text:style-name="P3"><text:soft-page-break/>dam1@aula06-2:~/universo/luna$ nano orbita</text:p>
      <text:p text:style-name="P3">dam1@aula06-2:~/universo/luna$ nano color</text:p>
      <text:p text:style-name="P3">dam1@aula06-2:~/universo/luna$ ^C</text:p>
      <text:p text:style-name="P3">dam1@aula06-2:~/universo/luna$ </text:p>
      <text:p text:style-name="P3"/>
      <text:p text:style-name="P6"><text:span text:style-name="T1">añadir todo es aplicar </text:span><text:span text:style-name="T2">=</text:span><text:span text:style-name="T1"> git add .</text:span> </text:p>
      <text:p text:style-name="P5">Git status, <text:span text:style-name="T3">y para hacer un push</text:span></text:p>
      <text:p text:style-name="P5"/>
      <text:p text:style-name="P7"/>
      <text:p text:style-name="P7">1@aula06-2:~/universo/luna$ cd ..</text:p>
      <text:p text:style-name="P7">dam1@aula06-2:~/universo$ git init</text:p>
      <text:p text:style-name="P7">ayuda: Usando 'master' como el nombre de la rama inicial. Este nombre de rama predeterminado</text:p>
      <text:p text:style-name="P7">ayuda: está sujeto a cambios. Para configurar el nombre de la rama inicial para usar en todos</text:p>
      <text:p text:style-name="P7">ayuda: de sus nuevos repositorios, reprimiendo esta advertencia, llama a:</text:p>
      <text:p text:style-name="P7">ayuda: </text:p>
      <text:p text:style-name="P7">ayuda: <text:tab/>git config --global init.defaultBranch &lt;nombre&gt;</text:p>
      <text:p text:style-name="P7">ayuda: </text:p>
      <text:p text:style-name="P7">ayuda: Los nombres comúnmente elegidos en lugar de 'master' son 'main', 'trunk' y</text:p>
      <text:p text:style-name="P7">ayuda: 'development'. Se puede cambiar el nombre de la rama recién creada mediante este comando:</text:p>
      <text:p text:style-name="P7">ayuda: </text:p>
      <text:p text:style-name="P7">ayuda: <text:tab/>git branch -m &lt;nombre&gt;</text:p>
      <text:p text:style-name="P7">Inicializado repositorio Git vacío en /home/dam1/universo/.git/</text:p>
      <text:p text:style-name="P7">dam1@aula06-2:~/universo$ ls -a</text:p>
      <text:p text:style-name="P7">. <text:s/>.. <text:s/>.git <text:s/>luna <text:s/>tierra</text:p>
      <text:p text:style-name="P7">dam1@aula06-2:~/universo$ git branch -M main</text:p>
      <text:p text:style-name="P7">dam1@aula06-2:~/universo$ git status</text:p>
      <text:p text:style-name="P7">En la rama main</text:p>
      <text:p text:style-name="P7"/>
      <text:p text:style-name="P7">No hay commits todavía</text:p>
      <text:p text:style-name="P7"/>
      <text:p text:style-name="P7">Archivos sin seguimiento:</text:p>
      <text:p text:style-name="P7"><text:s text:c="2"/>(usa "git add &lt;archivo&gt;..." para incluirlo a lo que se será confirmado)</text:p>
      <text:p text:style-name="P7"><text:tab/>luna/</text:p>
      <text:p text:style-name="P7"><text:tab/>tierra/</text:p>
      <text:p text:style-name="P7"/>
      <text:p text:style-name="P7">no hay nada agregado al commit pero hay archivos sin seguimiento presentes (usa "git add" para hacerles seguimiento)</text:p>
      <text:p text:style-name="P7">dam1@aula06-2:~/universo$ git add.</text:p>
      <text:p text:style-name="P7">git: 'add.' no es un comando de git. Mira 'git --help'.</text:p>
      <text:p text:style-name="P7"/>
      <text:p text:style-name="P7">El comando más similar es</text:p>
      <text:p text:style-name="P7"><text:tab/>add</text:p>
      <text:p text:style-name="P7">dam1@aula06-2:~/universo$ git add.</text:p>
      <text:p text:style-name="P7">git: 'add.' no es un comando de git. Mira 'git --help'.</text:p>
      <text:p text:style-name="P7"/>
      <text:p text:style-name="P7">El comando más similar es</text:p>
      <text:p text:style-name="P7"><text:tab/>add</text:p>
      <text:p text:style-name="P7">dam1@aula06-2:~/universo$ git add .</text:p>
      <text:p text:style-name="P7">dam1@aula06-2:~/universo$ git status</text:p>
      <text:p text:style-name="P7">En la rama main</text:p>
      <text:p text:style-name="P7"/>
      <text:p text:style-name="P7"><text:soft-page-break/>No hay commits todavía</text:p>
      <text:p text:style-name="P7"/>
      <text:p text:style-name="P7">Cambios a ser confirmados:</text:p>
      <text:p text:style-name="P7"><text:s text:c="2"/>(usa "git rm --cached &lt;archivo&gt;..." para sacar del área de stage)</text:p>
      <text:p text:style-name="P7"><text:tab/>nuevos archivos: luna/color.md</text:p>
      <text:p text:style-name="P7"><text:tab/>nuevos archivos: luna/orbita.md</text:p>
      <text:p text:style-name="P7"><text:tab/>nuevos archivos: tierra/densidad.md</text:p>
      <text:p text:style-name="P7"><text:tab/>nuevos archivos: tierra/rotacion.md</text:p>
      <text:p text:style-name="P7"/>
      <text:p text:style-name="P7">dam1@aula06-2:~/universo$ ^C</text:p>
      <text:p text:style-name="P7">dam1@aula06-2:~/universo$ git commit -m "todo el directorio"</text:p>
      <text:p text:style-name="P7">[main (commit-raíz) 69a2dc4] todo el directorio</text:p>
      <text:p text:style-name="P7"><text:s/>4 files changed, 1 insertion(+)</text:p>
      <text:p text:style-name="P7"><text:s/>create mode 100644 luna/color.md</text:p>
      <text:p text:style-name="P7"><text:s/>create mode 100644 luna/orbita.md</text:p>
      <text:p text:style-name="P7"><text:s/>create mode 100644 tierra/densidad.md</text:p>
      <text:p text:style-name="P7"><text:s/>create mode 100644 tierra/rotacion.md</text:p>
      <text:p text:style-name="P7">dam1@aula06-2:~/universo$ git status</text:p>
      <text:p text:style-name="P7">En la rama main</text:p>
      <text:p text:style-name="P7">nada para hacer commit, el árbol de trabajo está limpio</text:p>
      <text:p text:style-name="P7">dam1@aula06-2:~/universo$ git status</text:p>
      <text:p text:style-name="P7">En la rama main</text:p>
      <text:p text:style-name="P7">nada para hacer commit, el árbol de trabajo está limpio</text:p>
      <text:p text:style-name="P7">dam1@aula06-2:~/universo$ git config --global init.defaultBrach main </text:p>
      <text:p text:style-name="P7">dam1@aula06-2:~/universo$ git remote add origin https://github.com/WindaLobo/universo.git</text:p>
      <text:p text:style-name="P7">dam1@aula06-2:~/universo$ git remote -v</text:p>
      <text:p text:style-name="P7">origin<text:tab/>https://github.com/WindaLobo/universo.git (fetch)</text:p>
      <text:p text:style-name="P7">origin<text:tab/>https://github.com/WindaLobo/universo.git (push)</text:p>
      <text:p text:style-name="P7">dam1@aula06-2:~/universo$ git push <text:s/>origin main </text:p>
      <text:p text:style-name="P7">Username for 'https://github.com': ls</text:p>
      <text:p text:style-name="P7">Password for 'https://ls@github.com': </text:p>
      <text:p text:style-name="P7">remote: Support for password authentication was removed on August 13, 2021.</text:p>
      <text:p text:style-name="P7">remote: Please see https://docs.github.com/en/get-started/getting-started-with-git/about-remote-repositories#cloning-with-https-urls for information on currently recommended modes of authentication.</text:p>
      <text:p text:style-name="P7">fatal: Autenticación falló para 'https://github.com/WindaLobo/universo.git/'</text:p>
      <text:p text:style-name="P7">dam1@aula06-2:~/universo$ git push -u origin main</text:p>
      <text:p text:style-name="P7">Username for 'https://github.com': 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</text:p>
      <text:p text:style-name="P7">Password for 'https://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@github.com': </text:p>
      <text:p text:style-name="P7">remote: Support for password authentication was removed on August 13, 2021.</text:p>
      <text:p text:style-name="P7">remote: Please see https://docs.github.com/en/get-started/getting-started-with-git/about-remote-repositories#cloning-with-https-urls for information on currently recommended modes of authentication.</text:p>
      <text:p text:style-name="P7">fatal: Autenticación falló para 'https://github.com/WindaLobo/universo.git/'</text:p>
      <text:p text:style-name="P7">dam1@aula06-2:~/universo$ git push <text:s/>origin main </text:p>
      <text:p text:style-name="P7">Username for 'https://github.com': mundowindar</text:p>
      <text:p text:style-name="P7">Password for 'https://mundowindar@github.com': </text:p>
      <text:p text:style-name="P7">remote: Support for password authentication was removed on August 13, 2021.</text:p>
      <text:p text:style-name="P7">remote: Please see https://docs.github.com/en/get-started/getting-started-with-git/about-remote-repositories#cloning-with-https-urls for information on currently recommended modes of authentication.</text:p>
      <text:p text:style-name="P7">fatal: Autenticación falló para 'https://github.com/WindaLobo/universo.git/'</text:p>
      <text:p text:style-name="P7"><text:soft-page-break/>dam1@aula06-2:~/universo$ git push <text:s/>origin main </text:p>
      <text:p text:style-name="P7">Username for 'https://github.com': WindaLobo <text:s text:c="7"/></text:p>
      <text:p text:style-name="P7">Password for 'https://WindaLobo@github.com': </text:p>
      <text:p text:style-name="P7">Enumerando objetos: 6, listo.</text:p>
      <text:p text:style-name="P7">Contando objetos: 100% (6/6), listo.</text:p>
      <text:p text:style-name="P7">Compresión delta usando hasta 12 hilos</text:p>
      <text:p text:style-name="P7">Comprimiendo objetos: 100% (4/4), listo.</text:p>
      <text:p text:style-name="P7">Escribiendo objetos: 100% (6/6), 407 bytes | 407.00 KiB/s, listo.</text:p>
      <text:p text:style-name="P7">Total 6 (delta 0), reusados 0 (delta 0), pack-reusados 0</text:p>
      <text:p text:style-name="P7">To https://github.com/WindaLobo/universo.git</text:p>
      <text:p text:style-name="P7"><text:s/>* [new branch] <text:s text:c="5"/>main -&gt; main</text:p>
      <text:p text:style-name="P7">dam1@aula06-2:~/universo$ ^C</text:p>
      <text:p text:style-name="P7">dam1@aula06-2:~/universo$ </text:p>
      <text:p text:style-name="P7">dam1@aula06-2:~/universo$ git status</text:p>
      <text:p text:style-name="P7">En la rama main</text:p>
      <text:p text:style-name="P7">nada para hacer commit, el árbol de trabajo está limpio</text:p>
      <text:p text:style-name="P7">dam1@aula06-2:~/universo$ rm -r .git/</text:p>
      <text:p text:style-name="P7">rm: ¿borrar el fichero regular '.git/objects/b0/1bb3cb113f19f4c8288a4cd8882db5c9a31e2c' <text:s/>protegido contra escritura? (s/n) y </text:p>
      <text:p text:style-name="P7">rm: ¿borrar el fichero regular '.git/objects/e6/9de29bb2d1d6434b8b29ae775ad8c2e48c5391' <text:s/>protegido contra escritura? (s/n) y</text:p>
      <text:p text:style-name="P7">rm: ¿borrar el fichero regular '.git/objects/b3/5318ad7e4b276f3207a125f9d47ae871cdc44a' <text:s/>protegido contra escritura? (s/n) y</text:p>
      <text:p text:style-name="P7">rm: ¿borrar el fichero regular '.git/objects/65/fc3ba33c8e1dd52e1648409247d4e3d4cf7eec' <text:s/>protegido contra escritura? (s/n) y</text:p>
      <text:p text:style-name="P7">rm: ¿borrar el fichero regular '.git/objects/69/a2dc41bb7f09eb8a90f82924c6b803ac629ee9' <text:s/>protegido contra escritura? (s/n) y</text:p>
      <text:p text:style-name="P7">rm: ¿borrar el fichero regular '.git/objects/51/a7f1b7ade95023acc2b80f22e86e6f097b6b95' <text:s/>protegido contra escritura? (s/n) y</text:p>
      <text:p text:style-name="P7">dam1@aula06-2:~/universo$ git status</text:p>
      <text:p text:style-name="P7">fatal: no es un repositorio git (ni ningún padre en el punto de montaje /)</text:p>
      <text:p text:style-name="P7">Parando a la frontera del sistema de archivos (GIT_DISCOVERY_ACROSS_FILESYSTEM no establecido).</text:p>
      <text:p text:style-name="P7">dam1@aula06-2:~/universo$ <text:s/>cd tierra</text:p>
      <text:p text:style-name="P7">dam1@aula06-2:~/universo/tierra$ git init</text:p>
      <text:p text:style-name="P7">ayuda: Usando 'master' como el nombre de la rama inicial. Este nombre de rama predeterminado</text:p>
      <text:p text:style-name="P7">ayuda: está sujeto a cambios. Para configurar el nombre de la rama inicial para usar en todos</text:p>
      <text:p text:style-name="P7">ayuda: de sus nuevos repositorios, reprimiendo esta advertencia, llama a:</text:p>
      <text:p text:style-name="P7">ayuda: </text:p>
      <text:p text:style-name="P7">ayuda: <text:tab/>git config --global init.defaultBranch &lt;nombre&gt;</text:p>
      <text:p text:style-name="P7">ayuda: </text:p>
      <text:p text:style-name="P7">ayuda: Los nombres comúnmente elegidos en lugar de 'master' son 'main', 'trunk' y</text:p>
      <text:p text:style-name="P7">ayuda: 'development'. Se puede cambiar el nombre de la rama recién creada mediante este comando:</text:p>
      <text:p text:style-name="P7">ayuda: </text:p>
      <text:p text:style-name="P7">ayuda: <text:tab/>git branch -m &lt;nombre&gt;</text:p>
      <text:p text:style-name="P7">Inicializado repositorio Git vacío en /home/dam1/universo/tierra/.git/</text:p>
      <text:p text:style-name="P7">dam1@aula06-2:~/universo/tierra$ git status</text:p>
      <text:p text:style-name="P7">En la rama master</text:p>
      <text:p text:style-name="P7"/>
      <text:p text:style-name="P7">No hay commits todavía</text:p>
      <text:p text:style-name="P7"/>
      <text:p text:style-name="P7"><text:soft-page-break/>Archivos sin seguimiento:</text:p>
      <text:p text:style-name="P7"><text:s text:c="2"/>(usa "git add &lt;archivo&gt;..." para incluirlo a lo que se será confirmado)</text:p>
      <text:p text:style-name="P7"><text:tab/>densidad.md</text:p>
      <text:p text:style-name="P7"><text:tab/>rotacion.md</text:p>
      <text:p text:style-name="P7"/>
      <text:p text:style-name="P7">no hay nada agregado al commit pero hay archivos sin seguimiento presentes (usa "git add" para hacerles seguimiento)</text:p>
      <text:p text:style-name="P7">dam1@aula06-2:~/universo/tierra$ cd tierra/</text:p>
      <text:p text:style-name="P7">bash: cd: tierra/: No existe el archivo o el directorio</text:p>
      <text:p text:style-name="P7">dam1@aula06-2:~/universo/tierra$ git init</text:p>
      <text:p text:style-name="P7">Reinicializado el repositorio Git existente en /home/dam1/universo/tierra/.git/</text:p>
      <text:p text:style-name="P7">dam1@aula06-2:~/universo/tierra$ cd ../luna/</text:p>
      <text:p text:style-name="P7">dam1@aula06-2:~/universo/luna$ git init </text:p>
      <text:p text:style-name="P7">ayuda: Usando 'master' como el nombre de la rama inicial. Este nombre de rama predeterminado</text:p>
      <text:p text:style-name="P7">ayuda: está sujeto a cambios. Para configurar el nombre de la rama inicial para usar en todos</text:p>
      <text:p text:style-name="P7">ayuda: de sus nuevos repositorios, reprimiendo esta advertencia, llama a:</text:p>
      <text:p text:style-name="P7">ayuda: </text:p>
      <text:p text:style-name="P7">ayuda: <text:tab/>git config --global init.defaultBranch &lt;nombre&gt;</text:p>
      <text:p text:style-name="P7">ayuda: </text:p>
      <text:p text:style-name="P7">ayuda: Los nombres comúnmente elegidos en lugar de 'master' son 'main', 'trunk' y</text:p>
      <text:p text:style-name="P7">ayuda: 'development'. Se puede cambiar el nombre de la rama recién creada mediante este comando:</text:p>
      <text:p text:style-name="P7">ayuda: </text:p>
      <text:p text:style-name="P7">ayuda: <text:tab/>git branch -m &lt;nombre&gt;</text:p>
      <text:p text:style-name="P7">Inicializado repositorio Git vacío en /home/dam1/universo/luna/.git/</text:p>
      <text:p text:style-name="P7">dam1@aula06-2:~/universo/luna$ ls -la</text:p>
      <text:p text:style-name="P7">total 12</text:p>
      <text:p text:style-name="P7">drwxrwxr-x 3 dam1 dam1 4096 sep 30 09:56 .</text:p>
      <text:p text:style-name="P7">drwxrwxr-x 4 dam1 dam1 4096 sep 30 09:53 ..</text:p>
      <text:p text:style-name="P7">-rw-rw-r-- 1 dam1 dam1 <text:s text:c="3"/>0 sep 30 08:49 color.md</text:p>
      <text:p text:style-name="P7">drwxrwxr-x 7 dam1 dam1 4096 sep 30 09:56 .git</text:p>
      <text:p text:style-name="P7">-rw-rw-r-- 1 dam1 dam1 <text:s text:c="3"/>0 sep 30 08:49 orbita.md</text:p>
      <text:p text:style-name="P7">dam1@aula06-2:~/universo/luna$ git status</text:p>
      <text:p text:style-name="P7">En la rama master</text:p>
      <text:p text:style-name="P7"/>
      <text:p text:style-name="P7">No hay commits todavía</text:p>
      <text:p text:style-name="P7"/>
      <text:p text:style-name="P7">Archivos sin seguimiento:</text:p>
      <text:p text:style-name="P7"><text:s text:c="2"/>(usa "git add &lt;archivo&gt;..." para incluirlo a lo que se será confirmado)</text:p>
      <text:p text:style-name="P7"><text:tab/>color.md</text:p>
      <text:p text:style-name="P7"><text:tab/>orbita.md</text:p>
      <text:p text:style-name="P7"/>
      <text:p text:style-name="P7">no hay nada agregado al commit pero hay archivos sin seguimiento presentes (usa "git add" para hacerles seguimiento)</text:p>
      <text:p text:style-name="P7">dam1@aula06-2:~/universo/luna$ 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08:50:11.759385353</meta:creation-date>
    <dc:date>2022-09-30T10:58:33.600318174</dc:date>
    <meta:editing-duration>PT22M11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5" meta:paragraph-count="213" meta:word-count="1210" meta:character-count="10131" meta:non-whitespace-character-count="9051"/>
  </office:meta>
</office:document-meta>
</file>